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484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use-window-font-color="true"/>
    </style:style>
    <style:style style:name="ce5" style:family="table-cell" style:parent-style-name="Default">
      <style:text-properties style:use-window-font-color="true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Диаграмма 1" draw:style-name="gr1" svg:width="6.2988in" svg:height="3.5429in" svg:x="0.061in" svg:y="0.7614in">
            <draw:object draw:notify-on-update-of-ranges="Лист1.B1:Лист1.D1 Лист1.A2:Лист1.A2 Лист1.B2:Лист1.D2 Лист1.A3:Лист1.A3 Лист1.B3:Лист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8" table:default-cell-style-name="ce1"/>
        <table:table-row table:style-name="ro1">
          <table:table-cell table:style-name="ce3" office:value-type="string" calcext:value-type="string">
            <text:p>Тип функции</text:p>
          </table:table-cell>
          <table:table-cell table:style-name="ce3" office:value-type="string" calcext:value-type="string">
            <text:p>Линейная</text:p>
          </table:table-cell>
          <table:table-cell table:style-name="ce3" office:value-type="string" calcext:value-type="string">
            <text:p>Квадратичная</text:p>
          </table:table-cell>
          <table:table-cell table:style-name="ce3" office:value-type="string" calcext:value-type="string">
            <text:p>Кубическая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Итеративно</text:p>
          </table:table-cell>
          <table:table-cell table:style-name="ce3" office:value-type="float" office:value="272.58" calcext:value-type="float">
            <text:p>272.58</text:p>
          </table:table-cell>
          <table:table-cell table:style-name="ce3" office:value-type="float" office:value="381.68" calcext:value-type="float">
            <text:p>381.68</text:p>
          </table:table-cell>
          <table:table-cell table:style-name="ce3" office:value-type="float" office:value="316.85" calcext:value-type="float">
            <text:p>316.85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Рекурсивно</text:p>
          </table:table-cell>
          <table:table-cell table:style-name="ce3" office:value-type="float" office:value="288.37" calcext:value-type="float">
            <text:p>288.37</text:p>
          </table:table-cell>
          <table:table-cell table:style-name="ce3" office:value-type="float" office:value="379.59" calcext:value-type="float">
            <text:p>379.59</text:p>
          </table:table-cell>
          <table:table-cell table:style-name="ce3" office:value-type="float" office:value="316.71" calcext:value-type="float">
            <text:p>316.71</text:p>
          </table:table-cell>
          <table:table-cell table:number-columns-repeated="16380"/>
        </table:table-row>
        <table:table-row table:style-name="ro1">
          <table:table-cell table:style-name="ce5"/>
          <table:table-cell table:style-name="ce3" table:number-columns-repeated="3"/>
          <table:table-cell table:number-columns-repeated="16380"/>
        </table:table-row>
        <table:table-row table:style-name="ro1" table:number-rows-repeated="33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Страница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meta:creation-date>2023-03-11T14:58:24Z</meta:creation-date>
    <dc:date>2023-03-20T00:22:52.723206222</dc:date>
    <meta:editing-cycles>10</meta:editing-cycles>
    <meta:editing-duration>PT28M21S</meta:editing-duration>
    <meta:document-statistic meta:table-count="1" meta:cell-count="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title svg:x="2.017cm" svg:y="0.315cm" chart:style-name="ch2">
          <text:p>Зависимость времени работы алгоритмов поиска экстремума функции от типа функции</text:p>
        </chart:title>
        <chart:legend chart:legend-position="bottom" svg:x="5.173cm" svg:y="8.454cm" style:legend-expansion="wide" chart:style-name="ch3"/>
        <chart:plot-area chart:style-name="ch4" table:cell-range-address="Лист1.A1:Лист1.D3" chart:data-source-has-labels="both" svg:x="1.279cm" svg:y="1.672cm" svg:width="14.401cm" svg:height="5.489cm">
          <chart:coordinate-region svg:x="1.994cm" svg:y="1.845cm" svg:width="12.864cm" svg:height="4.722cm"/>
          <chart:axis chart:dimension="x" chart:name="primary-x" chart:style-name="ch5" chartooo:axis-type="text">
            <chart:title svg:x="7.588cm" svg:y="7.341cm" chart:style-name="ch6">
              <text:p>Тип функции</text:p>
            </chart:title>
            <chart:categories table:cell-range-address="Лист1.B1:Лист1.D1"/>
          </chart:axis>
          <chart:axis chart:dimension="y" chart:name="primary-y" chart:style-name="ch7">
            <chart:title svg:x="0.451cm" svg:y="5.095cm" chart:style-name="ch8">
              <text:p>Время,нс</text:p>
            </chart:title>
            <chart:grid chart:style-name="ch9" chart:class="major"/>
          </chart:axis>
          <chart:series chart:style-name="ch10" chart:values-cell-range-address="Лист1.B2:Лист1.D2" chart:label-cell-address="Лист1.A2:Лист1.A2" chart:class="chart:line">
            <chart:data-point chart:repeated="3"/>
          </chart:series>
          <chart:series chart:style-name="ch11" chart:values-cell-range-address="Лист1.B3:Лист1.D3" chart:label-cell-address="Лист1.A3:Лист1.A3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инейная</text:p>
                <draw:g>
                  <svg:desc>Лист1.B1:Лист1.D1</svg:desc>
                </draw:g>
              </table:table-cell>
              <table:table-cell office:value-type="string">
                <text:p>Квадратичная</text:p>
              </table:table-cell>
              <table:table-cell office:value-type="string">
                <text:p>Кубическая</text:p>
              </table:table-cell>
            </table:table-row>
          </table:table-header-rows>
          <table:table-rows>
            <table:table-row>
              <table:table-cell office:value-type="string">
                <text:p>Итеративно</text:p>
                <draw:g>
                  <svg:desc>Лист1.A2:Лист1.A2</svg:desc>
                </draw:g>
              </table:table-cell>
              <table:table-cell office:value-type="float" office:value="272.58">
                <text:p>272.58</text:p>
                <draw:g>
                  <svg:desc>Лист1.B2:Лист1.D2</svg:desc>
                </draw:g>
              </table:table-cell>
              <table:table-cell office:value-type="float" office:value="381.68">
                <text:p>381.68</text:p>
              </table:table-cell>
              <table:table-cell office:value-type="float" office:value="316.85">
                <text:p>316.85</text:p>
              </table:table-cell>
            </table:table-row>
            <table:table-row>
              <table:table-cell office:value-type="string">
                <text:p>Рекурсивно</text:p>
                <draw:g>
                  <svg:desc>Лист1.A3:Лист1.A3</svg:desc>
                </draw:g>
              </table:table-cell>
              <table:table-cell office:value-type="float" office:value="288.37">
                <text:p>288.37</text:p>
                <draw:g>
                  <svg:desc>Лист1.B3:Лист1.D3</svg:desc>
                </draw:g>
              </table:table-cell>
              <table:table-cell office:value-type="float" office:value="379.59">
                <text:p>379.59</text:p>
              </table:table-cell>
              <table:table-cell office:value-type="float" office:value="316.71">
                <text:p>316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